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a88fe"/>
    </style:style>
    <style:style style:name="P2" style:family="paragraph" style:parent-style-name="Standard">
      <style:text-properties fo:color="#0000ff" officeooo:rsid="00099c90" officeooo:paragraph-rsid="00099c90"/>
    </style:style>
    <style:style style:name="P3" style:family="paragraph" style:parent-style-name="Standard">
      <style:text-properties fo:color="#0000ff" officeooo:rsid="000c778f" officeooo:paragraph-rsid="000c778f"/>
    </style:style>
    <style:style style:name="T1" style:family="text">
      <style:text-properties fo:font-weight="bold" style:font-weight-asian="bold" style:font-weight-complex="bold"/>
    </style:style>
    <style:style style:name="T2" style:family="text">
      <style:text-properties officeooo:rsid="000c77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i, les figures semblent meilleures que la dernière fois.<text:span text:style-name="T1"> Cependant les courbes ne sont pas très lisses. Est-ce que tu as une idée de la raison?</text:span> Essaie d’explorer dans quelle mesure la forme exacte de la courbe est reproducible. <text:span text:style-name="T1">Peut-être que tu peux calculer plusieurs simulations et prendre la moyenne.</text:span></text:p>
      <text:p text:style-name="P2">Parce que on éxecute des simulations stochastiques. Alors, on ne peut pas attendre un résultat net (fin) <text:span text:style-name="T2">lisse</text:span>. </text:p>
      <text:p text:style-name="Standard">Si tu trouves que ton simulateur est un peu lent, tu peux, dans un premier temps, considérer le modèle SIR au lieu du modèle SEIR (au fond, le compartiment E ne nous importe peu pour le moment).</text:p>
      <text:p text:style-name="P3">Mais je trouve les dynamiques de S,E,I,R different. <text:s/>Le temps de persistance de maladie SIR est plus court que SEIR.</text:p>
      <text:p text:style-name="Standard"/>
      <text:p text:style-name="Standard"><text:span text:style-name="T1">Figure 1 :</text:span> il semblerait que le taux d’extinction local diminue au-delà d’un certain nombre de sous-populations. Pour en être sûr il faudrait que tu étendes <text:span text:style-name="T1">le nombre de sous-populations à plus de 20</text:span>. Et si cette tendance se confirme il faut, encore une fois, que tu puisses l’expliquer. Pour cela, il faut que tu formules des hypothèses et que tu les testes. Par exemple, dans le cas de cette figure, lorsque tu augmente le nombre de sous-population, tu diminues aussi la taille des sous-population. Tu peux regarder déjà quel est l’effet de la taille d’une seule population sur la persistence de la maladie. Tu augmentes ensuite le nombre de sous-populations ce qui te permettra de quantifier un “effet métapopulation” sur le taux d’extinction. Cet effet devrait correspondre au taux de recolonisation.</text:p>
      <text:p text:style-name="Standard"/>
      <text:p text:style-name="Standard">Figure 2 : je ne comprends pas comment tu peux calculer un taux de recolonisation avec une seule population. Par définition, c’est impossible. Considère bien une extinction lorsqu’il n’y a plus de maladie dans la population, que ce soit sous forme de E ou de I (remarque, le problème ne se posera plus si tu passes à un modèle SIR).</text:p>
      <text:p text:style-name="Standard"/>
      <text:p text:style-name="P1">"on voit que le taux de recolonisation est significativement plus élevé lorsque les populations sont asynchrones que lorsque les populations sont synchrones."</text:p>
      <text:p text:style-name="Standard">Est-ce que ce résultat te paraît logique? Si oui, comment l’expliques-tu? Moi, je me serais attendu au contraire. Essaie de trouver une explication convaincante (pour cela, il faut que tu puisses émettre des hypothèses et les tester, comme illustré ci-dessus).</text:p>
      <text:p text:style-name="Standard"/>
      <text:p text:style-name="P1">"Cependant, il semblerait que cette augmentation stagne après un certain nombre de sous-populations et même que le taux de recolonisation diminue au-delà d’un certain nombre de sous-populations."</text:p>
      <text:p text:style-name="Standard">A vérifier donc! En continuant les simulations pour un nombre plus élevés de sous-populations!</text:p>
      <text:p text:style-name="Standard"/>
      <text:p text:style-name="P1">"La décroissance du taux de recolonisation et d'extinciton locale  lorsque le nombre de sous-populations est grand est à mon avis dû au fait que les sous-populations sont de plus en plus petites et que donc les chances de recolonisation sont d’autant plus petites, soit parce qu’il y a moins de sous-populations avec la maladie, soit parce que le nombre de malades total dans la métapopulation est moindre."</text:p>
      <text:p text:style-name="Standard">Intéressant. D’ailleurs, tu peux aussi pour cela regarder le nombre total de malades disponible pour la recolonisation (i.e. en fait la somme de tous les I dans la métapopulation).</text:p>
      <text:p text:style-name="Standard"/>
      <text:p text:style-name="Standard">Mar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14:52:23.282676689</meta:creation-date>
    <meta:editing-duration>PT13M1S</meta:editing-duration>
    <meta:editing-cycles>5</meta:editing-cycles>
    <meta:generator>LibreOffice/4.2.8.2$Linux_X86_64 LibreOffice_project/420m0$Build-2</meta:generator>
    <dc:date>2015-07-22T15:07:32.274357580</dc:date>
    <meta:document-statistic meta:table-count="0" meta:image-count="0" meta:object-count="0" meta:page-count="1" meta:paragraph-count="13" meta:word-count="517" meta:character-count="3162" meta:non-whitespace-character-count="2655"/>
  </office:meta>
</office:document-meta>
</file>